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676c9"/>
    </style:style>
    <style:style style:name="P6" style:family="paragraph" style:parent-style-name="Standard">
      <style:text-properties officeooo:paragraph-rsid="001676c9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70d3f"/>
    </style:style>
    <style:style style:name="P9" style:family="paragraph" style:parent-style-name="Standard">
      <style:paragraph-properties fo:margin-left="0.635cm" fo:margin-right="0cm" fo:text-indent="0.616cm" style:auto-text-indent="false">
        <style:tab-stops/>
      </style:paragraph-properties>
      <style:text-properties officeooo:paragraph-rsid="001676c9"/>
    </style:style>
    <style:style style:name="P10" style:family="paragraph" style:parent-style-name="Standard" style:list-style-name="L1">
      <style:paragraph-properties fo:margin-left="0.635cm" fo:margin-right="0cm" fo:text-indent="0.616cm" style:auto-text-indent="false">
        <style:tab-stops/>
      </style:paragraph-properties>
      <style:text-properties officeooo:paragraph-rsid="001676c9"/>
    </style:style>
    <style:style style:name="P11" style:family="paragraph" style:parent-style-name="Standard">
      <style:paragraph-properties fo:margin-left="0.635cm" fo:margin-right="0cm" fo:text-align="center" style:justify-single-word="false" fo:text-indent="0.616cm" style:auto-text-indent="false">
        <style:tab-stops/>
      </style:paragraph-properties>
      <style:text-properties officeooo:paragraph-rsid="001676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76c9" style:font-style-asian="italic" style:font-style-complex="italic"/>
    </style:style>
    <style:style style:name="T3" style:family="text">
      <style:text-properties fo:font-style="italic" officeooo:rsid="00170d3f" style:font-style-asian="italic" style:font-style-complex="italic"/>
    </style:style>
    <style:style style:name="T4" style:family="text">
      <style:text-properties style:text-position="super 67%" fo:font-style="italic" style:font-style-asian="italic" style:font-style-complex="italic"/>
    </style:style>
    <style:style style:name="T5" style:family="text">
      <style:text-properties officeooo:rsid="001676c9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76c9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officeooo:rsid="00170d3f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officeooo:rsid="00170d3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<text:span text:style-name="T6">Lab Sheet </text:span><text:span text:style-name="T7">3</text:span><text:span text:style-name="T6">: </text:span></text:p>
      <text:p text:style-name="P8"><text:span text:style-name="T8">Implement algorithm as user-defined functions</text:span></text:p>
      <text:p text:style-name="P1"/>
      <text:list xml:id="list2434673373" text:style-name="L1">
        <text:list-item>
          <text:p text:style-name="P4">Write a program to <text:span text:style-name="T5">fill a square of blue boundary with red color using Boundary fill</text:span> algorithm <text:span text:style-name="T5">4-connected approach.</text:span></text:p>
        </text:list-item>
      </text:list>
      <text:p text:style-name="Standard"/>
      <text:list xml:id="list93740951257467" text:continue-numbering="true" text:style-name="L1">
        <text:list-item>
          <text:p text:style-name="P5">Write a program to <text:span text:style-name="T5">fill a rectangle using Boundary fill</text:span> algorithm <text:span text:style-name="T5">8-connected approach.</text:span></text:p>
        </text:list-item>
      </text:list>
      <text:p text:style-name="P9"><text:span text:style-name="Default_20_Paragraph_20_Font"><text:span text:style-name="T2">Accept Boundary color and fill color from user.</text:span></text:span></text:p>
      <text:p text:style-name="P2"/>
      <text:list xml:id="list93741114975696" text:continue-numbering="true" text:style-name="L1">
        <text:list-item>
          <text:p text:style-name="P5">Write a program to <text:span text:style-name="T5">fill a square of multiple boundary colors using Floodfill</text:span> algorithm <text:span text:style-name="T5">4-connected approach.</text:span></text:p>
        </text:list-item>
      </text:list>
      <text:p text:style-name="P6"/>
      <text:list xml:id="list93741130391010" text:continue-numbering="true" text:style-name="L1">
        <text:list-item>
          <text:p text:style-name="P5">Write a program to <text:span text:style-name="T5">fill a rectangle </text:span><text:span text:style-name="T9">already filled with a color with another color </text:span><text:span text:style-name="T5">using Floodfill</text:span> algorithm <text:span text:style-name="T5">8-connected approach.</text:span></text:p>
          <text:list>
            <text:list-item>
              <text:list>
                <text:list-item>
                  <text:list>
                    <text:list-header>
                      <text:p text:style-name="P10"><text:span text:style-name="Default_20_Paragraph_20_Font"><text:span text:style-name="T2"><text:s text:c="6"/>Accept </text:span></text:span><text:span text:style-name="Default_20_Paragraph_20_Font"><text:span text:style-name="T3">old</text:span></text:span><text:span text:style-name="Default_20_Paragraph_20_Font"><text:span text:style-name="T2"> color and fill color from user.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9"><text:span text:style-name="Default_20_Paragraph_20_Font"><text:span text:style-name="T2"/></text:span></text:p>
      <text:p text:style-name="P9"><text:span text:style-name="Default_20_Paragraph_20_Font"><text:span text:style-name="T2"/></text:span></text:p>
      <text:p text:style-name="P11"><text:span text:style-name="Default_20_Paragraph_20_Font"><text:span text:style-name="T2">...</text:span></text:span></text:p>
      <text:p text:style-name="P2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eena</meta:initial-creator>
    <meta:creation-date>2021-03-03T05:00:00Z</meta:creation-date>
    <dc:date>2021-03-09T09:37:40.419413388</dc:date>
    <meta:editing-cycles>4</meta:editing-cycles>
    <meta:editing-duration>PT9M21S</meta:editing-duration>
    <meta:document-statistic meta:table-count="0" meta:image-count="0" meta:object-count="0" meta:page-count="1" meta:paragraph-count="9" meta:word-count="97" meta:character-count="605" meta:non-whitespace-character-count="514"/>
    <meta:template xlink:type="simple" xlink:actuate="onRequest" xlink:title="" xlink:href="../Labsheet%202.odt/Normal"/>
  </office:meta>
</office:document-meta>
</file>